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ans" svg:font-family="'PT Astra Sans'" style:font-family-generic="swiss" style:font-pitch="variable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4" style:family="table">
      <style:table-properties style:width="18.256cm" fo:margin-left="-0.019cm" fo:margin-top="0cm" fo:margin-bottom="0cm" table:align="left" style:writing-mode="lr-tb"/>
    </style:style>
    <style:style style:name="Таблица4.A" style:family="table-column">
      <style:table-column-properties style:column-width="3.496cm"/>
    </style:style>
    <style:style style:name="Таблица4.B" style:family="table-column">
      <style:table-column-properties style:column-width="14.7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style:font-name="PT Astra Sans" fo:font-size="14pt" officeooo:paragraph-rsid="00841576" style:font-size-asian="14pt" style:font-size-complex="14pt"/>
    </style:style>
    <style:style style:name="P7" style:family="paragraph" style:parent-style-name="Heading_20_2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style:font-name="PT Astra Sans" fo:font-size="14pt" fo:font-weight="bold" officeooo:paragraph-rsid="00841576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officeooo:paragraph-rsid="00841576" style:font-name-asian="Calibri" style:font-size-asian="14pt" style:font-size-complex="14pt"/>
    </style:style>
    <style:style style:name="P9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cm" style:auto-text-indent="false" style:writing-mode="lr-tb"/>
      <style:text-properties style:font-name="Times New Roman" fo:font-size="14pt" officeooo:paragraph-rsid="00841576" style:font-name-asian="Calibri" style:font-size-asian="14pt" style:font-size-complex="14pt"/>
    </style:style>
    <style:style style:name="P10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cm" style:auto-text-indent="false" style:writing-mode="lr-tb"/>
      <style:text-properties style:font-name="Times New Roman" fo:font-size="14pt" officeooo:rsid="00841576" officeooo:paragraph-rsid="00841576" style:font-name-asian="Calibri" style:font-size-asian="14pt" style:font-size-complex="14pt"/>
    </style:style>
    <style:style style:name="P11" style:family="paragraph" style:parent-style-name="List_20_Paragraph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officeooo:rsid="0098dee4" officeooo:paragraph-rsid="0098dee4" style:font-name-asian="Calibri" style:font-size-asian="14pt" style:font-size-complex="14pt" fo:hyphenate="false" fo:hyphenation-remain-char-count="2" fo:hyphenation-push-char-count="2" loext:hyphenation-no-caps="false"/>
    </style:style>
    <style:style style:name="P1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writing-mode="lr-tb"/>
      <style:text-properties style:font-name="Times New Roman" fo:font-size="14pt" fo:language="ru" fo:country="RU" fo:font-weight="normal" officeooo:rsid="0121fee0" officeooo:paragraph-rsid="00841576" style:font-name-asian="Calibri" style:font-size-asian="14pt" style:font-weight-asian="normal" style:font-size-complex="14pt" style:font-weight-complex="normal"/>
    </style:style>
    <style:style style:name="P13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writing-mode="lr-tb"/>
      <style:text-properties style:font-name="Times New Roman" fo:font-size="14pt" fo:language="ru" fo:country="RU" fo:font-weight="normal" officeooo:rsid="00841576" officeooo:paragraph-rsid="00841576" style:font-name-asian="Calibri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fo:language="ru" fo:country="RU" officeooo:rsid="012413ec" officeooo:paragraph-rsid="00841576" style:font-name-asian="Calibri" style:font-size-asian="14pt" style:font-size-complex="14pt"/>
    </style:style>
    <style:style style:name="P15" style:family="paragraph" style:parent-style-name="List_20_Paragraph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bold" officeooo:rsid="008b4daa" officeooo:paragraph-rsid="008b4daa" style:font-name-asian="Calibri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841576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841576"/>
    </style:style>
    <style:style style:name="P18" style:family="paragraph" style:parent-style-name="Heading_20_1" style:master-page-name="First_20_Page">
      <loext:graphic-properties draw:fill-hatch-name="hatch"/>
      <style:paragraph-properties fo:margin-left="0cm" fo:margin-right="0cm" fo:line-height="150%" fo:text-align="start" style:justify-single-word="false" fo:text-indent="1.482cm" style:auto-text-indent="false" style:page-number="auto" fo:break-before="page"/>
      <style:text-properties style:font-name="PT Astra Sans" fo:font-size="14pt" officeooo:paragraph-rsid="00841576" style:font-size-asian="14pt" style:font-size-complex="14pt"/>
    </style:style>
    <style:style style:name="P19" style:family="paragraph" style:parent-style-name="Footer_20_left" style:master-page-name="Обратная_20_сторона">
      <style:paragraph-properties style:page-number="auto"/>
    </style:style>
    <style:style style:name="P20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officeooo:paragraph-rsid="00841576" style:font-name-asian="Calibri" style:font-size-asian="14pt" style:font-size-complex="14pt" fo:hyphenate="false" fo:hyphenation-remain-char-count="2" fo:hyphenation-push-char-count="2" loext:hyphenation-no-caps="false"/>
    </style:style>
    <style:style style:name="P21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officeooo:rsid="0124c9c5" officeooo:paragraph-rsid="00841576" style:font-name-asian="Calibri" style:font-size-asian="14pt" style:font-size-complex="14pt" fo:hyphenate="false" fo:hyphenation-remain-char-count="2" fo:hyphenation-push-char-count="2" loext:hyphenation-no-caps="false"/>
    </style:style>
    <style:style style:name="P22" style:family="paragraph" style:parent-style-name="List_20_Paragraph" style:list-style-name="WWNum2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officeooo:rsid="0124c9c5" officeooo:paragraph-rsid="00859674" style:font-name-asian="Calibri" style:font-size-asian="14pt" style:font-size-complex="14pt" fo:hyphenate="false" fo:hyphenation-remain-char-count="2" fo:hyphenation-push-char-count="2" loext:hyphenation-no-caps="false"/>
    </style:style>
    <style:style style:name="P23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normal" officeooo:rsid="013073b1" officeooo:paragraph-rsid="00841576" style:font-name-asian="Calibri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4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normal" officeooo:rsid="0124c9c5" officeooo:paragraph-rsid="00841576" style:font-name-asian="Calibri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5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normal" officeooo:rsid="008b4daa" officeooo:paragraph-rsid="0096a5ab" style:font-name-asian="Calibri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6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normal" officeooo:rsid="008b4daa" officeooo:paragraph-rsid="0098fc81" style:font-name-asian="Calibri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normal" officeooo:rsid="008b4daa" officeooo:paragraph-rsid="008b4daa" style:font-name-asian="Calibri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normal" officeooo:rsid="0091d73f" officeooo:paragraph-rsid="0091d73f" style:font-name-asian="Calibri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9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bold" officeooo:rsid="008b4daa" officeooo:paragraph-rsid="008b4daa" style:font-name-asian="Calibri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30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bold" officeooo:rsid="008b4daa" officeooo:paragraph-rsid="0098fc81" style:font-name-asian="Calibri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31" style:family="paragraph" style:parent-style-name="List_20_Paragraph" style:list-style-name="WWNum2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en" fo:country="US" fo:font-weight="bold" officeooo:paragraph-rsid="00841576" style:font-size-asian="14pt" style:font-weight-asian="bold" style:font-size-complex="14pt" text:display="none" fo:hyphenate="false" fo:hyphenation-remain-char-count="2" fo:hyphenation-push-char-count="2" loext:hyphenation-no-caps="false"/>
    </style:style>
    <style:style style:name="P32" style:family="paragraph" style:parent-style-name="List_20_Paragraph" style:list-style-name="WWNum2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officeooo:paragraph-rsid="00841576" fo:hyphenate="false" fo:hyphenation-remain-char-count="2" fo:hyphenation-push-char-count="2" loext:hyphenation-no-caps="false"/>
    </style:style>
    <style:style style:name="P33" style:family="paragraph" style:parent-style-name="List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officeooo:paragraph-rsid="00841576" fo:hyphenate="false" fo:hyphenation-remain-char-count="2" fo:hyphenation-push-char-count="2" loext:hyphenation-no-caps="false"/>
    </style:style>
    <style:style style:name="P34" style:family="paragraph" style:parent-style-name="List_20_Paragraph" style:list-style-name="WWNum2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officeooo:paragraph-rsid="009811a6" fo:hyphenate="false" fo:hyphenation-remain-char-count="2" fo:hyphenation-push-char-count="2" loext:hyphenation-no-caps="false"/>
    </style:style>
    <style:style style:name="P35" style:family="paragraph" style:parent-style-name="Table_20_Contents" style:list-style-name="WWNum1">
      <loext:graphic-properties draw:fill-hatch-name="hatch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4pt" fo:language="ru" fo:country="RU" fo:font-weight="bold" officeooo:rsid="0121fee0" officeooo:paragraph-rsid="00841576" style:font-name-asian="Calibri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5ffed0"/>
    </style:style>
    <style:style style:name="T2" style:family="text">
      <style:text-properties fo:font-weight="bold" officeooo:rsid="00b99c09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21fee0" style:font-weight-asian="bold" style:font-weight-complex="bold"/>
    </style:style>
    <style:style style:name="T5" style:family="text">
      <style:text-properties fo:font-weight="bold" officeooo:rsid="00841576" style:font-weight-asian="bold" style:font-weight-complex="bold"/>
    </style:style>
    <style:style style:name="T6" style:family="text">
      <style:text-properties fo:font-weight="bold" officeooo:rsid="0122266f" style:font-weight-asian="bold" style:font-weight-complex="bold"/>
    </style:style>
    <style:style style:name="T7" style:family="text">
      <style:text-properties fo:font-weight="bold" officeooo:rsid="0096a5ab" style:font-weight-asian="bold" style:font-weight-complex="bold"/>
    </style:style>
    <style:style style:name="T8" style:family="text">
      <style:text-properties fo:font-weight="bold" officeooo:rsid="0098fc81" style:font-weight-asian="bold" style:font-weight-complex="bold"/>
    </style:style>
    <style:style style:name="T9" style:family="text">
      <style:text-properties fo:language="en" fo:country="US" officeooo:rsid="00a24e68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weight="normal" officeooo:rsid="0124c9c5" style:font-weight-asian="normal" style:font-weight-complex="normal"/>
    </style:style>
    <style:style style:name="T12" style:family="text">
      <style:text-properties fo:language="ru" fo:country="RU" fo:font-weight="normal" officeooo:rsid="013073b1" style:font-weight-asian="normal" style:font-weight-complex="normal"/>
    </style:style>
    <style:style style:name="T13" style:family="text">
      <style:text-properties fo:language="ru" fo:country="RU" fo:font-weight="normal" officeooo:rsid="00841576" style:font-weight-asian="normal" style:font-weight-complex="normal"/>
    </style:style>
    <style:style style:name="T14" style:family="text">
      <style:text-properties fo:language="ru" fo:country="RU" fo:font-weight="normal" officeooo:rsid="0098dee4" style:font-weight-asian="normal" style:font-weight-complex="normal"/>
    </style:style>
    <style:style style:name="T15" style:family="text">
      <style:text-properties officeooo:rsid="0122266f"/>
    </style:style>
    <style:style style:name="T16" style:family="text">
      <style:text-properties officeooo:rsid="012c2062"/>
    </style:style>
    <style:style style:name="T17" style:family="text">
      <style:text-properties officeooo:rsid="012c9987"/>
    </style:style>
    <style:style style:name="T18" style:family="text">
      <style:text-properties officeooo:rsid="012567d5"/>
    </style:style>
    <style:style style:name="T19" style:family="text">
      <style:text-properties officeooo:rsid="00841576"/>
    </style:style>
    <style:style style:name="T20" style:family="text">
      <style:text-properties style:font-name="Times New Roman" fo:font-size="14pt" style:font-name-asian="Calibri" style:font-size-asian="14pt" style:font-size-complex="14pt"/>
    </style:style>
    <style:style style:name="T21" style:family="text">
      <style:text-properties style:font-name="Times New Roman" fo:font-size="14pt" officeooo:rsid="0124c9c5" style:font-name-asian="Calibri" style:font-size-asian="14pt" style:font-size-complex="14pt"/>
    </style:style>
    <style:style style:name="T22" style:family="text">
      <style:text-properties style:font-name="Times New Roman" fo:font-size="14pt" officeooo:rsid="012c2062" style:font-name-asian="Calibri" style:font-size-asian="14pt" style:font-size-complex="14pt"/>
    </style:style>
    <style:style style:name="T23" style:family="text">
      <style:text-properties style:font-name="Times New Roman" fo:font-size="14pt" officeooo:rsid="0091d73f" style:font-name-asian="Calibri" style:font-size-asian="14pt" style:font-size-complex="14pt"/>
    </style:style>
    <style:style style:name="T24" style:family="text">
      <style:text-properties style:font-name="Times New Roman" fo:font-size="14pt" officeooo:rsid="012c9987" style:font-name-asian="Calibri" style:font-size-asian="14pt" style:font-size-complex="14pt"/>
    </style:style>
    <style:style style:name="T25" style:family="text">
      <style:text-properties style:font-name="Times New Roman" fo:font-size="14pt" officeooo:rsid="012567d5" style:font-name-asian="Calibri" style:font-size-asian="14pt" style:font-size-complex="14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Times New Roman" fo:font-size="14pt" fo:letter-spacing="normal" fo:language="ru" fo:country="RU" fo:font-style="normal" fo:text-shadow="none" style:text-underline-style="none" fo:font-weight="normal" officeooo:rsid="00b8d5a2" style:letter-kerning="true" style:font-name-asian="Calibri" style:font-size-asian="14pt" style:font-style-asian="normal" style:font-weight-asian="normal" style:font-size-complex="14pt" style:font-weight-complex="normal" style:text-emphasize="none"/>
    </style:style>
    <style:style style:name="T27" style:family="text">
      <style:text-properties style:use-window-font-color="true" loext:opacity="0%" style:text-outline="false" style:text-line-through-style="none" style:text-line-through-type="none" style:font-name="Times New Roman" fo:font-size="14pt" fo:letter-spacing="normal" fo:language="ru" fo:country="RU" fo:font-style="normal" fo:text-shadow="none" style:text-underline-style="none" fo:font-weight="normal" officeooo:rsid="00841576" style:letter-kerning="true" style:font-size-asian="14pt" style:font-style-asian="normal" style:font-weight-asian="normal" style:font-size-complex="14pt" style:font-weight-complex="normal" style:text-emphasize="none"/>
    </style:style>
    <style:style style:name="T28" style:family="text">
      <style:text-properties style:use-window-font-color="true" loext:opacity="0%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2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3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b8d5a2" style:letter-kerning="true" style:font-style-asian="normal" style:text-emphasize="none"/>
    </style:style>
    <style:style style:name="T3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47fa7" style:letter-kerning="true" style:font-style-asian="normal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576d4" style:letter-kerning="true" style:font-style-asian="normal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70eea" style:letter-kerning="true" style:font-style-asian="normal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84b31c" style:letter-kerning="true" style:font-style-asian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officeooo:rsid="00978839" style:letter-kerning="true" style:font-style-asian="normal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96a5ab" style:letter-kerning="true" style:font-style-asian="normal" style:font-weight-asian="normal" style:text-emphasize="none"/>
    </style:style>
    <style:style style:name="T38" style:family="text">
      <style:text-properties officeooo:rsid="0084b31c"/>
    </style:style>
    <style:style style:name="T39" style:family="text">
      <style:text-properties fo:font-style="normal" style:font-style-asian="normal"/>
    </style:style>
    <style:style style:name="T40" style:family="text">
      <style:text-properties fo:font-variant="normal" fo:text-transform="none" fo:color="#212529" loext:opacity="100%" fo:letter-spacing="normal" fo:font-style="normal" fo:font-weight="normal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212529" loext:opacity="100%" fo:letter-spacing="normal" fo:font-style="normal" fo:font-weight="normal" officeooo:rsid="00859674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212529" loext:opacity="100%" fo:letter-spacing="normal" fo:font-style="normal" fo:font-weight="normal" officeooo:rsid="0085f627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212529" loext:opacity="100%" style:font-name="Times New Roman" fo:letter-spacing="normal"/>
    </style:style>
    <style:style style:name="T44" style:family="text">
      <style:text-properties fo:font-variant="normal" fo:text-transform="none" fo:color="#212529" loext:opacity="100%" style:font-name="Times New Roman" fo:font-size="12pt" fo:letter-spacing="normal" fo:font-style="normal" fo:font-weight="normal"/>
    </style:style>
    <style:style style:name="T45" style:family="text">
      <style:text-properties fo:font-variant="normal" fo:text-transform="none" fo:color="#212529" loext:opacity="100%" style:font-name="Times New Roman" fo:font-size="14pt" fo:letter-spacing="normal" fo:font-style="normal" fo:font-weight="normal" officeooo:rsid="00841576" style:font-size-asian="14pt" style:font-size-complex="14pt"/>
    </style:style>
    <style:style style:name="T46" style:family="text">
      <style:text-properties fo:font-variant="normal" fo:text-transform="none" fo:color="#212529" loext:opacity="100%" style:text-outline="false" style:text-line-through-style="none" style:text-line-through-type="none" fo:letter-spacing="normal" fo:language="ru" fo:country="RU" fo:font-style="normal" fo:text-shadow="none" style:text-underline-style="none" fo:font-weight="normal" officeooo:rsid="00841576" style:letter-kerning="true" style:font-style-asian="normal" style:font-weight-asian="normal" style:font-weight-complex="normal" style:text-emphasize="none"/>
    </style:style>
    <style:style style:name="T47" style:family="text">
      <style:text-properties officeooo:rsid="00859674"/>
    </style:style>
    <style:style style:name="T48" style:family="text">
      <style:text-properties officeooo:rsid="012c2062" style:font-name-asian="Calibri" style:font-size-asian="14pt" style:font-size-complex="14pt"/>
    </style:style>
    <style:style style:name="T49" style:family="text">
      <style:text-properties officeooo:rsid="012c9987" style:font-name-asian="Calibri" style:font-size-asian="14pt" style:font-size-complex="14pt"/>
    </style:style>
    <style:style style:name="T50" style:family="text">
      <style:text-properties officeooo:rsid="0091d73f" style:font-name-asian="Calibri" style:font-size-asian="14pt" style:font-size-complex="14pt"/>
    </style:style>
    <style:style style:name="T51" style:family="text">
      <style:text-properties officeooo:rsid="0091d73f"/>
    </style:style>
    <style:style style:name="T52" style:family="text">
      <style:text-properties officeooo:rsid="0096a5ab"/>
    </style:style>
    <style:style style:name="T53" style:family="text">
      <style:text-properties officeooo:rsid="0098fc81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language="ru" fo:country="RU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bookmark-start text:name="__RefHeading___Toc402_3711143564"/><text:span text:style-name="T2">Приложение</text:span> 1. <text:span text:style-name="T9">Use Case</text:span><text:bookmark-end text:name="__RefHeading___Toc402_3711143564"/></text:h>
      <text:h text:style-name="P7" text:outline-level="2"><text:bookmark-start text:name="__RefHeading___Toc2659_3711143564"/><text:bookmark-end text:name="__RefHeading___Toc2659_3711143564"/>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8">Автор</text:p>
          </table:table-cell>
          <table:table-cell table:style-name="Таблица4.A1" office:value-type="string">
            <text:p text:style-name="P14"><text:span text:style-name="T19">Химач</text:span> <text:span text:style-name="T19">М</text:span>.<text:span text:style-name="T19">Е</text:span>.</text:p>
          </table:table-cell>
        </table:table-row>
        <table:table-row table:style-name="Таблица4.1">
          <table:table-cell table:style-name="Таблица4.A1" office:value-type="string">
            <text:p text:style-name="P9">Дата создания</text:p>
          </table:table-cell>
          <table:table-cell table:style-name="Таблица4.A1" office:value-type="string">
            <text:p text:style-name="P10">18.12.2024</text:p>
          </table:table-cell>
        </table:table-row>
        <table:table-row table:style-name="Таблица4.1">
          <table:table-cell table:style-name="Таблица4.A1" office:value-type="string">
            <text:p text:style-name="P9">Основное действующее лицо</text:p>
          </table:table-cell>
          <table:table-cell table:style-name="Таблица4.A1" office:value-type="string">
            <text:p text:style-name="P12"><text:span text:style-name="T19">Мастер или технолог</text:span>.</text:p>
          </table:table-cell>
        </table:table-row>
        <table:table-row table:style-name="Таблица4.1">
          <table:table-cell table:style-name="Таблица4.A1" office:value-type="string">
            <text:p text:style-name="P9">Описание</text:p>
          </table:table-cell>
          <table:table-cell table:style-name="Таблица4.A1" office:value-type="string">
            <text:p text:style-name="P13">Мастер вносит <text:s/><text:span text:style-name="T52">данные </text:span><text:span text:style-name="T38">в </text:span><text:span text:style-name="T39">электронный </text:span><text:span text:style-name="T38">журнал учета </text:span><text:span text:style-name="T29">разрешений</text:span></text:p>
          </table:table-cell>
        </table:table-row>
        <table:table-row table:style-name="Таблица4.1">
          <table:table-cell table:style-name="Таблица4.A1" office:value-type="string">
            <text:p text:style-name="P9">Условие-триггер</text:p>
          </table:table-cell>
          <table:table-cell table:style-name="Таблица4.A1" office:value-type="string">
            <text:p text:style-name="P16"><text:span text:style-name="T37">П</text:span><text:span text:style-name="T36">оявилась необходимость замены материала для изготовления ДСЕ</text:span></text:p>
            <text:p text:style-name="P17"/>
          </table:table-cell>
        </table:table-row>
        <table:table-row table:style-name="Таблица4.1">
          <table:table-cell table:style-name="Таблица4.A1" office:value-type="string">
            <text:p text:style-name="P9">Последовательность выполнения</text:p>
          </table:table-cell>
          <table:table-cell table:style-name="Таблица4.A1" office:value-type="string">
            <text:list xml:id="list69568296" text:style-name="WWNum1">
              <text:list-item>
                <text:list>
                  <text:list-item>
                    <text:p text:style-name="P35"><text:span text:style-name="T19">Мастер добавляет новую запись в журнал замены материала</text:span><text:span text:style-name="T15">.</text:span> </text:p>
                    <text:list>
                      <text:list-item>
                        <text:p text:style-name="P20"><text:span text:style-name="T55"><office:annotation office:name="__Annotation__19102_981783936" loext:resolved="false"><dc:creator>&lt;анонимный&gt;</dc:creator><dc:date>2024-12-24T09:51:08.251000000</dc:date><text:p text:style-name="P37"><text:span text:style-name="T56">Какие поля какой формы?</text:span></text:p><text:p text:style-name="P37"><text:span text:style-name="T56">Нужно описать последовательность выполнения действий со своим приложением.</text:span></text:p></office:annotation></text:span><text:span text:style-name="T14">М</text:span><text:span text:style-name="T13">астер вносит информацию в </text:span><text:span text:style-name="T12">соответствующ</text:span><text:span text:style-name="T13">ие</text:span><text:span text:style-name="T12"> </text:span><text:span text:style-name="T11">пол</text:span><text:span text:style-name="T13">я</text:span><text:span text:style-name="T11"> формы добавления.</text:span><office:annotation-end office:name="__Annotation__19102_981783936"/></text:p>
                      </text:list-item>
                      <text:list-item>
                        <text:p text:style-name="P33"><text:span text:style-name="T20">Система </text:span><text:span text:style-name="T21">по </text:span><text:span text:style-name="T43">№ </text:span><text:span text:style-name="T44">СП </text:span><text:span text:style-name="T45">определяет уникальный идентификатор паспорта</text:span><text:span text:style-name="T20">.</text:span></text:p>
                      </text:list-item>
                      <text:list-item>
                        <text:p text:style-name="P21"><text:span text:style-name="T13">Мастер </text:span><text:span text:style-name="T10">вносит в форму данные</text:span><text:span text:style-name="T12">:</text:span></text:p>
                        <text:list>
                          <text:list-item>
                            <text:list>
                              <text:list-header>
                                <text:p text:style-name="P23">- <text:span text:style-name="T30">№ СП</text:span></text:p>
                                <text:p text:style-name="P23">- <text:s/><text:span text:style-name="T31">номер цеха</text:span></text:p>
                                <text:p text:style-name="P23">- <text:s/><text:span text:style-name="T31">номер пункта разрешения</text:span></text:p>
                                <text:p text:style-name="P23">- <text:s/><text:span text:style-name="T31">материал ТП</text:span></text:p>
                                <text:p text:style-name="P23">- <text:s/><text:span text:style-name="T32">д</text:span><text:span text:style-name="T31">окумент разрешающий запуск материала</text:span></text:p>
                                <text:p text:style-name="P23"><text:span text:style-name="T31">- <text:s/></text:span><text:span text:style-name="T33">п</text:span><text:span text:style-name="T34">римечание ПИ</text:span></text:p>
                                <text:p text:style-name="P23"><text:span text:style-name="T34">- <text:s/></text:span><text:span text:style-name="T33">о</text:span><text:span text:style-name="T34">тветственный за паспорт</text:span></text:p>
                                <text:p text:style-name="P23"><text:span text:style-name="T34">- <text:s text:c="2"/></text:span><text:span text:style-name="T35">о</text:span><text:span text:style-name="T34">тветственный за материал</text:span>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24">Система сохраняет данные.</text:p>
                        <text:p text:style-name="P29"><office:annotation office:name="__Annotation__1272_1367305067" loext:resolved="false"><dc:creator>&lt;анонимный&gt;</dc:creator><dc:date>2024-12-19T11:14:58.705000000</dc:date><text:p text:style-name="P36"><text:span text:style-name="T54">каждое действие — отдельный use case(отдельная таблица).</text:span></text:p><text:p text:style-name="P36"><text:span text:style-name="T54">(Описываем только основные действия. Фильтрация, сортировка и пр. - это просто стандартные инструменты)</text:span></text:p></office:annotation>1.2 Мастер просматривает информацию из журнала замены материала.</text:p>
                        <text:p text:style-name="P25">1.2.1 Мастер может просматривать информацию</text:p>
                        <text:p text:style-name="P30"><text:span text:style-name="T52">1.3 </text:span><text:span text:style-name="T19">Мастер </text:span><text:span text:style-name="T53">может ф</text:span>ильтровать по дате и цеху. </text:p>
                        <text:p text:style-name="P26"><text:span text:style-name="T7">1.4 </text:span><text:span text:style-name="T5">Мастер </text:span><text:span text:style-name="T8">может с</text:span><text:span text:style-name="T3">ортировать по дате и искать информацию по № ПП</text:span>.</text:p>
                        <text:p text:style-name="P27"><text:span text:style-name="T3">1.</text:span><text:span text:style-name="T7">5</text:span> <text:span text:style-name="T5">Мастер </text:span><text:span text:style-name="T3">обновляет</text:span><text:span text:style-name="T5"> запис</text:span><text:span text:style-name="T3">ь</text:span><text:span text:style-name="T5"> в журнал</text:span><text:span text:style-name="T3">е</text:span><text:span text:style-name="T5"> замены материала</text:span><text:span text:style-name="T6">.</text:span><text:span text:style-name="T4"> </text:span></text:p>
                        <text:p text:style-name="P28"><text:span text:style-name="T4">1.</text:span><text:span text:style-name="T7">6</text:span><text:span text:style-name="T3"> Мастер просматривает аналитику по журналу замен материала.</text:span></text:p>
                      </text:list-item>
                    </text:list>
                  </text:list-item>
                </text:list>
              </text:list-item>
            </text:list>
            <text:p text:style-name="P15"><office:annotation-end office:name="__Annotation__1272_1367305067"/></text:p>
          </table:table-cell>
        </table:table-row>
        <table:table-row table:style-name="Таблица4.1">
          <table:table-cell table:style-name="Таблица4.A1" office:value-type="string">
            <text:p text:style-name="P9">Условия выполнения</text:p>
          </table:table-cell>
          <table:table-cell table:style-name="Таблица4.A1" office:value-type="string">
            <text:list xml:id="list3834013023" text:style-name="WWNum2">
              <text:list-item>
                <text:p text:style-name="P31"/>
                <text:list>
                  <text:list-item>
                    <text:p text:style-name="P31"/>
                    <text:list>
                      <text:list-header>
                        <text:p text:style-name="P34"><text:span text:style-name="T22">1.</text:span><text:span text:style-name="T23">5</text:span><text:span text:style-name="T24">.</text:span><text:span text:style-name="T22">1 </text:span><text:span text:style-name="T26">№ СП </text:span><text:span text:style-name="T27">я</text:span><text:span text:style-name="T28">вляется корректным</text:span><text:span text:style-name="T25">.</text:span></text:p>
                        <text:p text:style-name="P22"><text:span text:style-name="T16">1.</text:span><text:span text:style-name="T51">5</text:span><text:span text:style-name="T16">.</text:span><text:span text:style-name="T17">2</text:span><text:span text:style-name="T16"> </text:span><text:span text:style-name="T47">И</text:span><text:span text:style-name="T46">дентификатор паспорта</text:span> <text:span text:style-name="T18">отсутствует в </text:span><text:span text:style-name="T47">журнале замены материала</text:span><text:span text:style-name="T18">.</text:span></text:p>
                        <text:p text:style-name="P32"><text:soft-page-break/><text:span text:style-name="T48">1.</text:span><text:span text:style-name="T50">5</text:span><text:span text:style-name="T49">.</text:span><text:span text:style-name="T48">3 </text:span><text:span text:style-name="T40">Ответственный за паспорт </text:span><text:span text:style-name="T41">присутствует таблице </text:span><text:span text:style-name="T42">пользователей</text:span><text:span text:style-name="T41">.</text:span></text:p>
                      </text:list-header>
                    </text:list>
                  </text:list-item>
                </text:list>
              </text:list-item>
            </text:list>
            <text:p text:style-name="P11">1.5.4 У<office:annotation office:name="__Annotation__1270_1367305067" loext:resolved="false"><dc:creator>&lt;анонимный&gt;</dc:creator><dc:date>2024-12-19T11:12:06.498000000</dc:date><text:p text:style-name="P36"><text:span text:style-name="T54">Замена материала утверждена технологом.</text:span></text:p><text:p text:style-name="P36"><text:span text:style-name="T54">(Наверное, имеет смысл перенести в начало — ключевое условие!)</text:span></text:p></office:annotation><text:span text:style-name="T13">тверждени</text:span><text:span text:style-name="T10">е</text:span><text:span text:style-name="T13"> замены материала технологом.</text:span><office:annotation-end office:name="__Annotation__1270_1367305067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ans" svg:font-family="'PT Astra Sans'" style:font-family-generic="swiss" style:font-pitch="variable"/>
    <style:font-face style:name="PT Astra Serif" svg:font-family="'PT Astra Serif'" style:font-adornments="Обычный" style:font-family-generic="roman" style:font-pitch="variable"/>
    <style:font-face style:name="PT Astra Serif1" svg:font-family="'PT Astra Serif'" style:font-adornments="Regular" style:font-family-generic="roman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2549256419984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1:42:12.102773472</meta:creation-date>
    <dc:title>Default</dc:title>
    <meta:editing-cycles>16</meta:editing-cycles>
    <meta:editing-duration>PT4H31M49S</meta:editing-duration>
    <meta:generator>LibreOffice/7.2.1.2$Windows_X86_64 LibreOffice_project/87b77fad49947c1441b67c559c339af8f3517e22</meta:generator>
    <dc:date>2024-12-24T09:55:20.368000000</dc:date>
    <meta:document-statistic meta:table-count="2" meta:image-count="0" meta:object-count="0" meta:page-count="2" meta:paragraph-count="47" meta:word-count="200" meta:character-count="1358" meta:non-whitespace-character-count="1197"/>
  </office:meta>
</office:document-meta>
</file>